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c823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089341" officeooo:paragraph-rsid="00089341"/>
    </style:style>
    <style:style style:name="T1" style:family="text">
      <style:text-properties officeooo:rsid="0006c8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DATA TYPES</text:span></text:span></text:p>
      <text:p text:style-name="Preformatted_20_Text"><text:span text:style-name="Source_20_Text">boolean = True</text:span></text:p>
      <text:p text:style-name="Preformatted_20_Text"><text:span text:style-name="Source_20_Text">number = 1.1</text:span></text:p>
      <text:p text:style-name="Preformatted_20_Text"><text:span text:style-name="Source_20_Text">string = "Strings can be declared with single or double quotes."</text:span></text:p>
      <text:p text:style-name="Preformatted_20_Text"><text:span text:style-name="Source_20_Text">list = ["Lists can have", 1, 2, 3, 4, "or more types together!"]</text:span></text:p>
      <text:p text:style-name="Preformatted_20_Text"><text:span text:style-name="Source_20_Text">tuple = ("Tuples", "can have", "more than", 2, "elements!")</text:span></text:p>
      <text:p text:style-name="Preformatted_20_Text"><text:span text:style-name="Source_20_Text">dictionary = {'one': 1, 'two': 2, 'three': 3}</text:span></text:p>
      <text:p text:style-name="P2"><text:span text:style-name="Source_20_Text">variable_with_zero_data = None</text:span></text:p>
      <text:p text:style-name="P3">FUNCTIONS?</text:p>
      <text:p text:style-name="P3"/>
      <text:p text:style-name="P3"/>
      <text:p text:style-name="P3">CLASSES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7:28:52.764631071</meta:creation-date>
    <meta:generator>LibreOffice/6.4.7.2$Linux_X86_64 LibreOffice_project/40$Build-2</meta:generator>
    <dc:date>2021-12-03T07:44:39.523815296</dc:date>
    <meta:editing-duration>PT13H58M17S</meta:editing-duration>
    <meta:editing-cycles>2</meta:editing-cycles>
    <meta:document-statistic meta:table-count="0" meta:image-count="0" meta:object-count="0" meta:page-count="1" meta:paragraph-count="10" meta:word-count="54" meta:character-count="316" meta:non-whitespace-character-count="272"/>
  </office:meta>
</office:document-meta>
</file>